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77b" officeooo:paragraph-rsid="0009477b"/>
    </style:style>
    <style:style style:name="P2" style:family="paragraph" style:parent-style-name="Standard">
      <style:text-properties officeooo:rsid="0009477b" officeooo:paragraph-rsid="000947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&lt;htmlform&gt;</text:span></text:p>
      <text:p text:style-name="Standard"><text:span text:style-name="Source_20_Text">&lt;macros&gt;</text:span></text:p>
      <text:p text:style-name="Standard"><text:span text:style-name="Source_20_Text">    lightgrey=#e0e0e0</text:span></text:p>
      <text:p text:style-name="Standard"><text:span text:style-name="Source_20_Text">    lightblue=#e0e0ff</text:span></text:p>
      <text:p text:style-name="Standard"><text:span text:style-name="Source_20_Text">&lt;/macros&gt;</text:span></text:p>
      <text:p text:style-name="Standard"><text:span text:style-name="Source_20_Text">...</text:span></text:p>
      <text:p text:style-name="Standard"><text:span text:style-name="Source_20_Text">&lt;table border="0"</text:span> <text:span text:style-name="Source_20_Text">width="100%"&gt;</text:span></text:p>
      <text:p text:style-name="Standard"><text:span text:style-name="Source_20_Text">    &lt;tr valign="top"&gt;</text:span></text:p>
      <text:p text:style-name="Standard"><text:span text:style-name="Source_20_Text">      &lt;td width="50%"&gt;</text:span></text:p>
      <text:p text:style-name="Standard"><text:span text:style-name="Source_20_Text">        &lt;table width="100%"</text:span> <text:span text:style-name="Source_20_Text">border="1"</text:span> <text:span text:style-name="Source_20_Text">cellspacing="0"</text:span> <text:span text:style-name="Source_20_Text">cellpadding="2"&gt;</text:span></text:p>
      <text:p text:style-name="Standard"><text:span text:style-name="Source_20_Text">            &lt;tr&gt;</text:span></text:p>
      <text:p text:style-name="Standard"><text:span text:style-name="Source_20_Text">              &lt;td bgcolor="$lightgrey"&gt;&lt;b&gt;3. Anamnese&lt;/b&gt;&lt;/td&gt;</text:span></text:p>
      <text:p text:style-name="Standard"><text:span text:style-name="Source_20_Text">            &lt;/tr&gt;</text:span></text:p>
      <text:p text:style-name="Standard"><text:span text:style-name="Source_20_Text">            &lt;tr&gt;</text:span></text:p>
      <text:p text:style-name="Standard"><text:span text:style-name="Source_20_Text">              &lt;td&gt;</text:span></text:p>
      <text:p text:style-name="Standard"><text:span text:style-name="Source_20_Text">         Symptomes: &lt;br/&gt;</text:span></text:p>
      <text:p text:style-name="Standard"><text:span text:style-name="Source_20_Text">                 &lt;obs conceptId="432"</text:span> <text:span text:style-name="Source_20_Text">style="checkbox"</text:span> <text:span text:style-name="Source_20_Text">labelText="Visite de routine, pas de probleme"/&gt; &lt;br/&gt;</text:span></text:p>
      <text:p text:style-name="Standard"><text:span text:style-name="Source_20_Text">                 &lt;obs conceptId="1364"</text:span> <text:span text:style-name="Source_20_Text">rows="10"</text:span> <text:span text:style-name="Source_20_Text">cols="60"/&gt;</text:span></text:p>
      <text:p text:style-name="Standard"><text:span text:style-name="Source_20_Text">                 &lt;br/&gt;&lt;br/&gt;</text:span></text:p>
      <text:p text:style-name="Standard"> </text:p>
      <text:p text:style-name="Standard"><text:span text:style-name="Source_20_Text">                Conditions socioeconomiques:</text:span></text:p>
      <text:p text:style-name="Standard"><text:span text:style-name="Source_20_Text">                &lt;table&gt;&lt;tr&gt;&lt;td&gt;</text:span></text:p>
      <text:p text:style-name="Standard"><text:span text:style-name="Source_20_Text">                  &lt;obs conceptId="2861"</text:span> <text:span text:style-name="Source_20_Text">answerConceptId="1309"</text:span> <text:span text:style-name="Source_20_Text">answerLabel="necessite d'un emploi"/&gt; &lt;br/&gt;</text:span></text:p>
      <text:p text:style-name="Standard"><text:span text:style-name="Source_20_Text">                  &lt;obs conceptId="2861"</text:span> <text:span text:style-name="Source_20_Text">answerConceptId="2862"</text:span> <text:span text:style-name="Source_20_Text">answerLabel="faim"/&gt; &lt;br/&gt;</text:span></text:p>
      <text:p text:style-name="Standard"><text:span text:style-name="Source_20_Text">                  &lt;obs conceptId="2861"</text:span> <text:span text:style-name="Source_20_Text">answerConceptId="2863"</text:span> <text:span text:style-name="Source_20_Text">answerLabel="frais scolaire"/&gt; &lt;br/&gt;</text:span></text:p>
      <text:p text:style-name="Standard"><text:span text:style-name="Source_20_Text">                  &lt;obs conceptId="2861"</text:span> <text:span text:style-name="Source_20_Text">answerConceptId="5622"</text:span> <text:span text:style-name="Source_20_Text">answerLabel="autre"/&gt;</text:span></text:p>
      <text:p text:style-name="Standard"><text:span text:style-name="Source_20_Text">                &lt;/td&gt;&lt;td&gt;</text:span></text:p>
      <text:p text:style-name="Standard"><text:span text:style-name="Source_20_Text">                  &lt;obs conceptId="2861"</text:span> <text:span text:style-name="Source_20_Text">answerConceptId="2864"</text:span> <text:span text:style-name="Source_20_Text">answerLabel="probleme avec maison"/&gt; &lt;br/&gt;</text:span></text:p>
      <text:p text:style-name="Standard"><text:span text:style-name="Source_20_Text">                  &lt;obs conceptId="2861"</text:span> <text:span text:style-name="Source_20_Text">answerConceptId="2865"</text:span> <text:span text:style-name="Source_20_Text">answerLabel="enterrement"/&gt; &lt;br/&gt;</text:span></text:p>
      <text:p text:style-name="Standard"><text:span text:style-name="Source_20_Text">                  &lt;obs conceptId="2861"</text:span> <text:span text:style-name="Source_20_Text">answerConceptId="2866"</text:span> <text:span text:style-name="Source_20_Text">answerLabel="inaccessibilite de l'eau"/&gt;</text:span></text:p>
      <text:p text:style-name="Standard"><text:span text:style-name="Source_20_Text">                &lt;/td&gt;&lt;/tr&gt;&lt;/table&gt;</text:span></text:p>
      <text:p text:style-name="Standard"> </text:p>
      <text:p text:style-name="Standard"><text:span text:style-name="Source_20_Text">        &lt;br/&gt;</text:span></text:p>
      <text:p text:style-name="Standard"><text:span text:style-name="Source_20_Text">                &lt;b&gt;Examen Clinique:&lt;/b&gt; &lt;br/&gt;</text:span></text:p>
      <text:p text:style-name="Standard"><text:span text:style-name="Source_20_Text">        &lt;table width="100%"&gt;&lt;tr valign="top"&gt;</text:span></text:p>
      <text:p text:style-name="Standard"><text:span text:style-name="Source_20_Text">        &lt;td width="50%"&gt;</text:span></text:p>
      <text:p text:style-name="Standard"><text:span text:style-name="Source_20_Text">            &lt;obs conceptId="5088"</text:span> <text:span text:style-name="Source_20_Text">labelText="Temp:"/&gt; C &lt;br/&gt;</text:span></text:p>
      <text:p text:style-name="Standard"><text:span text:style-name="Source_20_Text">            &lt;obs conceptId="5087"</text:span> <text:span text:style-name="Source_20_Text">labelText="Pouls:"/&gt;/min &lt;br/&gt;</text:span></text:p>
      <text:p text:style-name="Standard"><text:span text:style-name="Source_20_Text">            &lt;obs conceptId="5089"</text:span> <text:span text:style-name="Source_20_Text">labelText="Poids:"/&gt;kg &lt;br/&gt;</text:span></text:p>
      <text:p text:style-name="Standard"><text:span text:style-name="Source_20_Text">            &lt;obs conceptId="2137"</text:span> <text:span text:style-name="Source_20_Text">labelText="IMC:"/&gt;kg/m2 &lt;br/&gt;</text:span></text:p>
      <text:p text:style-name="Standard"><text:span text:style-name="Source_20_Text">        &lt;/td&gt;&lt;td width="50%"&gt;</text:span></text:p>
      <text:p text:style-name="Standard"><text:span text:style-name="Source_20_Text">            &lt;obs conceptId="5242"</text:span> <text:span text:style-name="Source_20_Text">labelText="FR:"/&gt;/min &lt;br/&gt;</text:span></text:p>
      <text:p text:style-name="Standard"><text:span text:style-name="Source_20_Text">            &lt;obs conceptId="5085"</text:span> <text:span text:style-name="Source_20_Text">labelText="TA:"/&gt;</text:span></text:p>
      <text:p text:style-name="Standard"><text:soft-page-break/><text:span text:style-name="Source_20_Text">            &lt;obs conceptId="5086"</text:span> <text:span text:style-name="Source_20_Text">labelText="/"/&gt; &lt;br/&gt;</text:span></text:p>
      <text:p text:style-name="Standard"><text:span text:style-name="Source_20_Text">            &lt;obs conceptId="5090"</text:span> <text:span text:style-name="Source_20_Text">labelText="Taille:"/&gt;cm</text:span></text:p>
      <text:p text:style-name="Standard"><text:span text:style-name="Source_20_Text">        &lt;/td&gt;</text:span></text:p>
      <text:p text:style-name="Standard"><text:span text:style-name="Source_20_Text">        &lt;/tr&gt;&lt;/table&gt;</text:span></text:p>
      <text:p text:style-name="Standard"><text:span text:style-name="Source_20_Text">              &lt;/td&gt;</text:span></text:p>
      <text:p text:style-name="Standard"><text:span text:style-name="Source_20_Text">            &lt;/tr&gt;</text:span></text:p>
      <text:p text:style-name="Standard"><text:span text:style-name="Source_20_Text">        &lt;/table&gt;</text:span></text:p>
      <text:p text:style-name="Standard"><text:span text:style-name="Source_20_Text">      &lt;/td&gt;</text:span></text:p>
      <text:p text:style-name="Standard"><text:span text:style-name="Source_20_Text">      &lt;td width="50%"&gt;</text:span></text:p>
      <text:p text:style-name="Standard"><text:span text:style-name="Source_20_Text">        &lt;table width="100%"</text:span> <text:span text:style-name="Source_20_Text">border="1"</text:span> <text:span text:style-name="Source_20_Text">cellspacing="0"</text:span> <text:span text:style-name="Source_20_Text">cellpadding="2"&gt;</text:span></text:p>
      <text:p text:style-name="Standard"><text:span text:style-name="Source_20_Text">            &lt;tr&gt;</text:span></text:p>
      <text:p text:style-name="Standard"><text:span text:style-name="Source_20_Text">              &lt;td bgcolor="$lightgrey"&gt;&lt;b&gt;4. Anamnese systematique et depistage TBC:&lt;/b&gt;&lt;/td&gt;</text:span></text:p>
      <text:p text:style-name="Standard"><text:span text:style-name="Source_20_Text">            &lt;/tr&gt;</text:span></text:p>
      <text:p text:style-name="Standard"><text:span text:style-name="Source_20_Text">            &lt;tr&gt;</text:span></text:p>
      <text:p text:style-name="Standard"><text:span text:style-name="Source_20_Text">        &lt;td&gt;</text:span></text:p>
      <text:p text:style-name="Standard"><text:span text:style-name="Source_20_Text">            &lt;table width="100%"&gt;</text:span></text:p>
      <text:p text:style-name="Standard"><text:span text:style-name="Source_20_Text">                &lt;obsgroup groupingConceptId="2162"&gt;</text:span></text:p>
      <text:p text:style-name="Standard"><text:span text:style-name="Source_20_Text">                &lt;tr&gt;</text:span></text:p>
      <text:p text:style-name="Standard"><text:span text:style-name="Source_20_Text">                    &lt;td&gt;</text:span></text:p>
      <text:p text:style-name="Standard"><text:span text:style-name="Source_20_Text">                        &lt;b&gt;Toux:&lt;/b&gt;</text:span></text:p>
      <text:p text:style-name="Standard"><text:span text:style-name="Source_20_Text">                        &lt;obs conceptId="1734"</text:span> <text:span text:style-name="Source_20_Text">answerConceptId="107"</text:span> <text:span text:style-name="Source_20_Text">answerLabel="non"/&gt;</text:span></text:p>
      <text:p text:style-name="Standard"><text:span text:style-name="Source_20_Text">                        &lt;obs conceptId="1293"</text:span> <text:span text:style-name="Source_20_Text">answerConceptId="107"</text:span> <text:span text:style-name="Source_20_Text">answerLabel="oui"/&gt;</text:span></text:p>
      <text:p text:style-name="Standard"><text:span text:style-name="Source_20_Text">                    &lt;/td&gt;</text:span></text:p>
      <text:p text:style-name="Standard"><text:span text:style-name="Source_20_Text">                    &lt;td colspan="2"&gt;</text:span></text:p>
      <text:p text:style-name="Standard"><text:span text:style-name="Source_20_Text">                        duree:</text:span></text:p>
      <text:p text:style-name="Standard"><text:span text:style-name="Source_20_Text">                        &lt;obs conceptId="2160"</text:span> <text:span text:style-name="Source_20_Text">labelText=""/&gt;semaines</text:span></text:p>
      <text:p text:style-name="Standard"><text:span text:style-name="Source_20_Text">                        &lt;obs conceptId="2161"</text:span> <text:span text:style-name="Source_20_Text">labelText=""/&gt;mois</text:span></text:p>
      <text:p text:style-name="Standard"><text:span text:style-name="Source_20_Text">                    &lt;/td&gt;</text:span></text:p>
      <text:p text:style-name="Standard"><text:span text:style-name="Source_20_Text">                &lt;/tr&gt;</text:span></text:p>
      <text:p text:style-name="Standard"><text:span text:style-name="Source_20_Text">                &lt;tr&gt;</text:span></text:p>
      <text:p text:style-name="Standard"><text:span text:style-name="Source_20_Text">                    &lt;td&gt;&lt;/td&gt;</text:span></text:p>
      <text:p text:style-name="Standard"><text:span text:style-name="Source_20_Text">                    &lt;td&gt;&lt;obs conceptId="1293"</text:span> <text:span text:style-name="Source_20_Text">answerConceptId="2128"</text:span> <text:span text:style-name="Source_20_Text">answerLabel="seche"/&gt;&lt;/td&gt;</text:span></text:p>
      <text:p text:style-name="Standard"><text:span text:style-name="Source_20_Text">                    &lt;td&gt;&lt;obs conceptId="1293"</text:span> <text:span text:style-name="Source_20_Text">answerConceptId="970"</text:span> <text:span text:style-name="Source_20_Text">answerLabel="hemoptysie"/&gt;&lt;/td&gt;</text:span></text:p>
      <text:p text:style-name="Standard"><text:span text:style-name="Source_20_Text">                &lt;/tr&gt;</text:span></text:p>
      <text:p text:style-name="Standard"><text:span text:style-name="Source_20_Text">                &lt;tr&gt;</text:span></text:p>
      <text:p text:style-name="Standard"><text:span text:style-name="Source_20_Text">                    &lt;td&gt;&lt;/td&gt;</text:span></text:p>
      <text:p text:style-name="Standard"><text:span text:style-name="Source_20_Text">                    &lt;td&gt;&lt;obs conceptId="1293"</text:span> <text:span text:style-name="Source_20_Text">answerConceptId="5957"</text:span> <text:span text:style-name="Source_20_Text">answerLabel="productive"/&gt;&lt;/td&gt;</text:span></text:p>
      <text:p text:style-name="Standard"><text:span text:style-name="Source_20_Text">                    &lt;td&gt;&lt;obs conceptId="1293"</text:span> <text:span text:style-name="Source_20_Text">answerConceptId="5960"</text:span> <text:span text:style-name="Source_20_Text">answerLabel="dyspnee"/&gt;&lt;/td&gt;</text:span></text:p>
      <text:p text:style-name="Standard"><text:span text:style-name="Source_20_Text">                &lt;/tr&gt;</text:span></text:p>
      <text:p text:style-name="Standard"><text:span text:style-name="Source_20_Text">                &lt;tr&gt;</text:span></text:p>
      <text:p text:style-name="Standard"><text:span text:style-name="Source_20_Text">                    &lt;td&gt;&lt;/td&gt;</text:span></text:p>
      <text:p text:style-name="Standard"><text:span text:style-name="Source_20_Text">                    &lt;td colspan="2"&gt;&lt;obs conceptId="1293"</text:span> <text:span text:style-name="Source_20_Text">answerConceptId="136"</text:span> <text:span text:style-name="Source_20_Text">answerLabel="douleur thoracique"/&gt;&lt;/td&gt;</text:span></text:p>
      <text:p text:style-name="Standard"><text:soft-page-break/><text:span text:style-name="Source_20_Text">                &lt;/tr&gt;</text:span></text:p>
      <text:p text:style-name="Standard"><text:span text:style-name="Source_20_Text">                &lt;/obsgroup&gt;</text:span></text:p>
      <text:p text:style-name="Standard"><text:span text:style-name="Source_20_Text">                &lt;tr&gt;</text:span></text:p>
      <text:p text:style-name="Standard"><text:span text:style-name="Source_20_Text">                    &lt;td align="right"&gt;&lt;b&gt;Sueurs nocturnes&lt;/b&gt;&lt;/td&gt;</text:span></text:p>
      <text:p text:style-name="Standard"><text:span text:style-name="Source_20_Text">                    &lt;td colspan="2"&gt;</text:span></text:p>
      <text:p text:style-name="Standard"><text:span text:style-name="Source_20_Text">                        &lt;obs conceptId="1734"</text:span> <text:span text:style-name="Source_20_Text">answerConceptId="6029"</text:span> <text:span text:style-name="Source_20_Text">answerLabel="non"/&gt;</text:span></text:p>
      <text:p text:style-name="Standard"><text:span text:style-name="Source_20_Text">                        &lt;obs conceptId="1293"</text:span> <text:span text:style-name="Source_20_Text">answerConceptId="2164"</text:span> <text:span text:style-name="Source_20_Text">answerLabel="moins de 3 semaines"/&gt;</text:span></text:p>
      <text:p text:style-name="Standard"><text:span text:style-name="Source_20_Text">                        &lt;obs conceptId="1293"</text:span> <text:span text:style-name="Source_20_Text">answerConceptId="2163"</text:span> <text:span text:style-name="Source_20_Text">answerLabel="plus de 3 semaines"/&gt;</text:span></text:p>
      <text:p text:style-name="Standard"><text:span text:style-name="Source_20_Text">                    &lt;/td&gt;</text:span></text:p>
      <text:p text:style-name="Standard"><text:span text:style-name="Source_20_Text">                &lt;/tr&gt;</text:span></text:p>
      <text:p text:style-name="Standard"><text:span text:style-name="Source_20_Text">                &lt;tr valign="top"&gt;</text:span></text:p>
      <text:p text:style-name="Standard"><text:span text:style-name="Source_20_Text">                    &lt;td align="right"&gt;&lt;b&gt;Fievre&lt;/b&gt;&lt;/td&gt;</text:span></text:p>
      <text:p text:style-name="Standard"><text:span text:style-name="Source_20_Text">                    &lt;td colspan="2"&gt;</text:span></text:p>
      <text:p text:style-name="Standard"><text:span text:style-name="Source_20_Text">                        &lt;obs conceptId="1734"</text:span> <text:span text:style-name="Source_20_Text">answerConceptId="5945"</text:span> <text:span text:style-name="Source_20_Text">answerLabel="non"/&gt;</text:span></text:p>
      <text:p text:style-name="Standard"><text:span text:style-name="Source_20_Text">                        &lt;obsgroup groupingConceptId="1292"&gt;</text:span></text:p>
      <text:p text:style-name="Standard"><text:span text:style-name="Source_20_Text">                            &lt;obs conceptId="1293"</text:span> <text:span text:style-name="Source_20_Text">answerConceptId="5945"</text:span> <text:span text:style-name="Source_20_Text">answerLabel="oui,"/&gt;</text:span></text:p>
      <text:p text:style-name="Standard"><text:span text:style-name="Source_20_Text">                            &lt;br/&gt;</text:span></text:p>
      <text:p text:style-name="Standard"><text:span text:style-name="Source_20_Text">                            duree:</text:span></text:p>
      <text:p text:style-name="Standard"><text:span text:style-name="Source_20_Text">                            &lt;obs conceptId="1294"</text:span> <text:span text:style-name="Source_20_Text">labelText=""/&gt;jours</text:span></text:p>
      <text:p text:style-name="Standard"><text:span text:style-name="Source_20_Text">                            &lt;obs conceptId="2160"</text:span> <text:span text:style-name="Source_20_Text">labelText=""/&gt;semaines</text:span></text:p>
      <text:p text:style-name="Standard"><text:span text:style-name="Source_20_Text">                            &lt;obs conceptId="2161"</text:span> <text:span text:style-name="Source_20_Text">labelText=""/&gt;mois</text:span></text:p>
      <text:p text:style-name="Standard"><text:span text:style-name="Source_20_Text">                        &lt;/obsgroup&gt;</text:span></text:p>
      <text:p text:style-name="Standard"><text:span text:style-name="Source_20_Text">                    &lt;/td&gt;</text:span></text:p>
      <text:p text:style-name="Standard"><text:span text:style-name="Source_20_Text">                &lt;/tr&gt;</text:span></text:p>
      <text:p text:style-name="Standard"><text:span text:style-name="Source_20_Text">                &lt;tr&gt;</text:span></text:p>
      <text:p text:style-name="Standard"><text:span text:style-name="Source_20_Text">                    &lt;td align="right"&gt;&lt;b&gt;Perte de poids&lt;/b&gt;&lt;/td&gt;</text:span></text:p>
      <text:p text:style-name="Standard"><text:span text:style-name="Source_20_Text">                    &lt;td colspan="2"&gt;</text:span></text:p>
      <text:p text:style-name="Standard"><text:span text:style-name="Source_20_Text">                        &lt;obs conceptId="1734"</text:span> <text:span text:style-name="Source_20_Text">answerConceptId="832"</text:span> <text:span text:style-name="Source_20_Text">answerLabel="non"/&gt;</text:span></text:p>
      <text:p text:style-name="Standard"><text:span text:style-name="Source_20_Text">                        &lt;obs conceptId="1293"</text:span> <text:span text:style-name="Source_20_Text">answerConceptId="832"</text:span> <text:span text:style-name="Source_20_Text">answerLabel="oui moins de 10%"/&gt;</text:span></text:p>
      <text:p text:style-name="Standard"><text:span text:style-name="Source_20_Text">                        &lt;obs conceptId="1293"</text:span> <text:span text:style-name="Source_20_Text">answerConceptId="1352"</text:span> <text:span text:style-name="Source_20_Text">answerLabel="oui plus de 10%"/&gt;</text:span></text:p>
      <text:p text:style-name="Standard"><text:span text:style-name="Source_20_Text">                    &lt;/td&gt;</text:span></text:p>
      <text:p text:style-name="Standard"><text:span text:style-name="Source_20_Text">                &lt;/tr&gt;</text:span></text:p>
      <text:p text:style-name="Standard"><text:span text:style-name="Source_20_Text">                &lt;tr&gt;</text:span></text:p>
      <text:p text:style-name="Standard"><text:span text:style-name="Source_20_Text">                    &lt;td align="right"&gt;&lt;b&gt;Contact TBC+:&lt;/b&gt;&lt;/td&gt;</text:span></text:p>
      <text:p text:style-name="Standard"><text:span text:style-name="Source_20_Text">                    &lt;td colspan="2"&gt;&lt;obs conceptId="2133"</text:span> <text:span text:style-name="Source_20_Text">style="no_yes"</text:span> <text:span text:style-name="Source_20_Text">labelText=""/&gt;&lt;/td&gt;</text:span></text:p>
      <text:p text:style-name="Standard"><text:span text:style-name="Source_20_Text">                &lt;/tr&gt;</text:span></text:p>
      <text:p text:style-name="Standard"><text:span text:style-name="Source_20_Text">            &lt;/table&gt;</text:span></text:p>
      <text:p text:style-name="Standard"><text:span text:style-name="Source_20_Text">        &lt;/td&gt;</text:span></text:p>
      <text:p text:style-name="Standard"><text:span text:style-name="Source_20_Text">            &lt;/tr&gt;</text:span></text:p>
      <text:p text:style-name="Standard"><text:soft-page-break/><text:span text:style-name="Source_20_Text">            &lt;tr&gt;</text:span></text:p>
      <text:p text:style-name="Standard"><text:span text:style-name="Source_20_Text">              &lt;td&gt;</text:span></text:p>
      <text:p text:style-name="Standard"><text:span text:style-name="Source_20_Text">        &lt;b&gt;Resultat du depistage TBC&lt;/b&gt; &lt;obs conceptId="2136"</text:span> <text:span text:style-name="Source_20_Text">labelText=""</text:span> <text:span text:style-name="Source_20_Text">answerConceptIds="664,703"</text:span> <text:span text:style-name="Source_20_Text">answerLabels="negatif,positif"/&gt;</text:span></text:p>
      <text:p text:style-name="Standard"><text:span text:style-name="Source_20_Text">        &lt;br/&gt;&lt;br/&gt;</text:span></text:p>
      <text:p text:style-name="Standard"><text:span text:style-name="Source_20_Text">          &lt;/td&gt;</text:span></text:p>
      <text:p text:style-name="Standard"><text:span text:style-name="Source_20_Text">            &lt;/tr&gt;</text:span></text:p>
      <text:p text:style-name="Standard"><text:span text:style-name="Source_20_Text">            &lt;tr&gt;</text:span></text:p>
      <text:p text:style-name="Standard"><text:span text:style-name="Source_20_Text">              &lt;td bgcolor="$lightgrey"&gt;&lt;b&gt;5. La sante sexuelle&lt;/b&gt;&lt;/td&gt;</text:span></text:p>
      <text:p text:style-name="Standard"><text:span text:style-name="Source_20_Text">            &lt;/tr&gt;</text:span></text:p>
      <text:p text:style-name="Standard"><text:span text:style-name="Source_20_Text">            &lt;tr&gt;</text:span></text:p>
      <text:p text:style-name="Standard"><text:span text:style-name="Source_20_Text">              &lt;td&gt;</text:span></text:p>
      <text:p text:style-name="Standard"><text:span text:style-name="Source_20_Text">                &lt;table border="0"&gt;</text:span></text:p>
      <text:p text:style-name="Standard"><text:span text:style-name="Source_20_Text">                    &lt;tr&gt;</text:span></text:p>
      <text:p text:style-name="Standard"><text:span text:style-name="Source_20_Text">                      &lt;td align="right"&gt;Sexuellement actif:&lt;/td&gt;</text:span></text:p>
      <text:p text:style-name="Standard"><text:span text:style-name="Source_20_Text">                      &lt;td&gt;&lt;obs conceptId="2730"</text:span> <text:span text:style-name="Source_20_Text">style="no_yes"/&gt;&lt;/td&gt;</text:span></text:p>
      <text:p text:style-name="Standard"><text:span text:style-name="Source_20_Text">                    &lt;/tr&gt;</text:span></text:p>
      <text:p text:style-name="Standard"><text:span text:style-name="Source_20_Text">                    &lt;tr&gt;</text:span></text:p>
      <text:p text:style-name="Standard"><text:span text:style-name="Source_20_Text">                      &lt;td align="right"&gt;Dernieres regles&lt;/td&gt;</text:span></text:p>
      <text:p text:style-name="Standard"><text:span text:style-name="Source_20_Text">                      &lt;td&gt;&lt;obs conceptId="968"/&gt;&lt;/td&gt;</text:span></text:p>
      <text:p text:style-name="Standard"><text:span text:style-name="Source_20_Text">                    &lt;/tr&gt;</text:span></text:p>
      <text:p text:style-name="Standard"><text:span text:style-name="Source_20_Text">                    &lt;tr&gt;</text:span></text:p>
      <text:p text:style-name="Standard"><text:span text:style-name="Source_20_Text">                      &lt;td align="right"&gt;Planification familiale&lt;/td&gt;</text:span></text:p>
      <text:p text:style-name="Standard"><text:span text:style-name="Source_20_Text">                      &lt;td&gt;&lt;obs conceptId="5271"</text:span> <text:span text:style-name="Source_20_Text">style="no_yes"/&gt;&lt;/td&gt;</text:span></text:p>
      <text:p text:style-name="Standard"><text:span text:style-name="Source_20_Text">                    &lt;/tr&gt;</text:span></text:p>
      <text:p text:style-name="Standard"><text:span text:style-name="Source_20_Text">                    &lt;tr&gt;</text:span></text:p>
      <text:p text:style-name="Standard"><text:span text:style-name="Source_20_Text">                      &lt;td align="right"&gt;Methode&lt;/td&gt;</text:span></text:p>
      <text:p text:style-name="Standard"><text:span text:style-name="Source_20_Text">                      &lt;td&gt;</text:span></text:p>
      <text:p text:style-name="Standard"><text:span text:style-name="Source_20_Text">            &lt;obs conceptId="374"</text:span> <text:span text:style-name="Source_20_Text">answerConceptId="1720"</text:span> <text:span text:style-name="Source_20_Text">answerLabel="abstinence"/&gt;</text:span></text:p>
      <text:p text:style-name="Standard"><text:span text:style-name="Source_20_Text">            &lt;obs conceptId="374"</text:span> <text:span text:style-name="Source_20_Text">answerConceptId="780"</text:span> <text:span text:style-name="Source_20_Text">answerLabel="contraceptifs oraux"/&gt; &lt;br/&gt;</text:span></text:p>
      <text:p text:style-name="Standard"><text:span text:style-name="Source_20_Text">            &lt;obs conceptId="374"</text:span> <text:span text:style-name="Source_20_Text">answerConceptId="190"</text:span> <text:span text:style-name="Source_20_Text">answerLabel="condoms"/&gt;</text:span></text:p>
      <text:p text:style-name="Standard"><text:span text:style-name="Source_20_Text">            &lt;obs conceptId="374"</text:span> <text:span text:style-name="Source_20_Text">answerConceptId="5279"</text:span> <text:span text:style-name="Source_20_Text">answerLabel="Depo-provera"/&gt; &lt;br/&gt;</text:span></text:p>
      <text:p text:style-name="Standard"><text:span text:style-name="Source_20_Text">            &lt;obs conceptId="374"</text:span> <text:span text:style-name="Source_20_Text">answerConceptId="5622"</text:span> <text:span text:style-name="Source_20_Text">answerLabel="autres"/&gt;</text:span></text:p>
      <text:p text:style-name="Standard"><text:span text:style-name="Source_20_Text">            &lt;obs conceptId="2877"</text:span> <text:span text:style-name="Source_20_Text">labelText="(a specifier):"/&gt;</text:span></text:p>
      <text:p text:style-name="Standard"><text:span text:style-name="Source_20_Text">              &lt;/td&gt;</text:span></text:p>
      <text:p text:style-name="Standard"><text:span text:style-name="Source_20_Text">                    &lt;/tr&gt;</text:span></text:p>
      <text:p text:style-name="Standard"><text:span text:style-name="Source_20_Text">                    &lt;tr&gt;</text:span></text:p>
      <text:p text:style-name="Standard"><text:span text:style-name="Source_20_Text">                      &lt;td align="right"&gt;Enceinte&lt;/td&gt;</text:span></text:p>
      <text:p text:style-name="Standard"><text:span text:style-name="Source_20_Text">                      &lt;td&gt;</text:span></text:p>
      <text:p text:style-name="Standard"><text:span text:style-name="Source_20_Text">            &lt;obs conceptId="5272"</text:span> <text:span text:style-name="Source_20_Text">answerConceptIds="1066,1065"</text:span> <text:span text:style-name="Source_20_Text">answerLabels="non,oui"/&gt;</text:span></text:p>
      <text:p text:style-name="Standard"><text:span text:style-name="Source_20_Text">            &lt;obs conceptId="5596"</text:span> <text:span text:style-name="Source_20_Text">labelText="DPA"/&gt;</text:span></text:p>
      <text:p text:style-name="Standard"><text:soft-page-break/><text:span text:style-name="Source_20_Text">              &lt;/td&gt;</text:span></text:p>
      <text:p text:style-name="Standard"><text:span text:style-name="Source_20_Text">                    &lt;/tr&gt;</text:span></text:p>
      <text:p text:style-name="Standard"><text:span text:style-name="Source_20_Text">                    &lt;tr&gt;</text:span></text:p>
      <text:p text:style-name="Standard"><text:span text:style-name="Source_20_Text">                      &lt;td align="right"&gt;Symptomes d'IST&lt;/td&gt;</text:span></text:p>
      <text:p text:style-name="Standard"><text:span text:style-name="Source_20_Text">                      &lt;td&gt;&lt;obs conceptId="2731"</text:span> <text:span text:style-name="Source_20_Text">size="40"/&gt;&lt;/td&gt;</text:span></text:p>
      <text:p text:style-name="Standard"><text:span text:style-name="Source_20_Text">                    &lt;/tr&gt;</text:span></text:p>
      <text:p text:style-name="Standard"><text:span text:style-name="Source_20_Text">                &lt;/table&gt;</text:span></text:p>
      <text:p text:style-name="Standard"><text:span text:style-name="Source_20_Text">              &lt;/td&gt;</text:span></text:p>
      <text:p text:style-name="Standard"><text:span text:style-name="Source_20_Text">            &lt;/tr&gt;</text:span></text:p>
      <text:p text:style-name="Standard"><text:span text:style-name="Source_20_Text">        &lt;/table&gt;</text:span></text:p>
      <text:p text:style-name="Standard"><text:span text:style-name="Source_20_Text">      &lt;/td&gt;</text:span></text:p>
      <text:p text:style-name="Standard"><text:span text:style-name="Source_20_Text">    &lt;/tr&gt;</text:span></text:p>
      <text:p text:style-name="Standard"><text:span text:style-name="Source_20_Text">&lt;/table&gt;</text:span></text:p>
      <text:p text:style-name="Standard"><text:span text:style-name="Source_20_Text">...</text:span></text:p>
      <text:p text:style-name="Standard"><text:span text:style-name="Source_20_Text">&lt;/htmlform&gt;</text:span></text:p>
      <text:p text:style-name="P1"/>
      <text:p text:style-name="P1">ket.io-client/lib/vendor/web-socket-js/flash-src/com/hurlant/math/BigInteger.as </text:p>
      <text:p text:style-name="P1">idea-IU-139.1117.1/plugins/spy-js/server/node_modules/socket.io/node_modules/socket.io-client/lib/vendor/web-socket-js/flash-src/com/hurlant/math/ClassicReduction.as </text:p>
      <text:p text:style-name="P1">idea-IU-139.1117.1/plugins/spy-js/server/node_modules/socket.io/node_modules/socket.io-client/lib/vendor/web-socket-js/flash-src/com/hurlant/math/IReduction.as </text:p>
      <text:p text:style-name="P1">idea-IU-139.1117.1/plugins/spy-js/server/node_modules/socket.io/node_modules/socket.io-client/lib/vendor/web-socket-js/flash-src/com/hurlant/math/MontgomeryReduction.as </text:p>
      <text:p text:style-name="P1">idea-IU-139.1117.1/plugins/spy-js/server/node_modules/socket.io/node_modules/socket.io-client/lib/vendor/web-socket-js/flash-src/com/hurlant/math/NullReduction.as </text:p>
      <text:p text:style-name="P1">idea-IU-139.1117.1/plugins/spy-js/server/node_modules/socket.io/node_modules/socket.io-client/lib/vendor/web-socket-js/flash-src/com/hurlant/math/bi_internal.as </text:p>
      <text:p text:style-name="P1">idea-IU-139.1117.1/plugins/spy-js/server/node_modules/socket.io/node_modules/socket.io-client/lib/vendor/web-socket-js/flash-src/com/hurlant/util/ArrayUtil.as </text:p>
      <text:p text:style-name="P1">idea-IU-139.1117.1/plugins/spy-js/server/node_modules/socket.io/node_modules/socket.io-client/lib/vendor/web-socket-js/flash-src/com/hurlant/util/Base64.as </text:p>
      <text:p text:style-name="P1">idea-IU-139.1117.1/plugins/spy-js/server/node_modules/socket.io/node_modules/socket.io-client/lib/vendor/web-socket-js/flash-src/com/hurlant/util/Hex.as </text:p>
      <text:p text:style-name="P1">idea-IU-139.1117.1/plugins/spy-js/server/node_modules/socket.io/node_modules/socket.io-client/lib/vendor/web-socket-js/flash-src/com/hurlant/util/Memory.as </text:p>
      <text:p text:style-name="P1">idea-IU-139.1117.1/plugins/spy-js/server/node_modules/socket.io/node_modules/socket.io-client/lib/vendor/web-socket-js/flash-src/com/hurlant/util/der/ByteString.as </text:p>
      <text:p text:style-name="P1">idea-IU-139.1117.1/plugins/spy-js/server/node_modules/socket.io/node_modules/socket.io-client/lib/vendor/web-socket-js/flash-src/com/hurlant/util/der/DER.as </text:p>
      <text:p text:style-name="P1">idea-IU-139.1117.1/plugins/spy-js/server/node_modules/socket.io/node_modules/socket.io-client/lib/vendor/web-socket-js/flash-src/com/hurlant/util/der/IAsn1Type.as </text:p>
      <text:p text:style-name="P1">idea-IU-139.1117.1/plugins/spy-js/server/node_modules/socket.io/node_modules/socket.io-client/lib/vendor/web-socket-js/flash-src/com/hurlant/util/der/Integer.as </text:p>
      <text:p text:style-name="P1">idea-IU-139.1117.1/plugins/spy-js/server/node_modules/socket.io/node_modules/socket.io-client/lib/vendor/web-socket-js/flash-src/com/hurlant/util/der/OID.as </text:p>
      <text:p text:style-name="P1">idea-IU-139.1117.1/plugins/spy-js/server/node_modules/socket.io/node_modules/socket.io-client/lib/vendor/web-socket-js/flash-src/com/hurlant/util/der/ObjectIdentifier.as </text:p>
      <text:p text:style-name="P1">idea-IU-139.1117.1/plugins/spy-js/server/node_modules/socket.io/node_modules/socket.io-client/lib/vendor/web-socket-js/flash-src/com/hurlant/util/der/PEM.as </text:p>
      <text:p text:style-name="P1">idea-IU-139.1117.1/plugins/spy-js/server/node_modules/socket.io/node_modules/socket.io-client/lib/vendor/web-socket-js/flash-src/com/hurlant/util/der/PrintableString.as </text:p>
      <text:p text:style-name="P1">idea-IU-139.1117.1/plugins/spy-js/server/node_modules/socket.io/node_modules/socket.io-<text:soft-page-break/>client/lib/vendor/web-socket-js/flash-src/com/hurlant/util/der/Sequence.as </text:p>
      <text:p text:style-name="P1">idea-IU-139.1117.1/plugins/spy-js/server/node_modules/socket.io/node_modules/socket.io-client/lib/vendor/web-socket-js/flash-src/com/hurlant/util/der/Set.as </text:p>
      <text:p text:style-name="P1">idea-IU-139.1117.1/plugins/spy-js/server/node_modules/socket.io/node_modules/socket.io-client/lib/vendor/web-socket-js/flash-src/com/hurlant/util/der/Type.as </text:p>
      <text:p text:style-name="P1">idea-IU-139.1117.1/plugins/spy-js/server/node_modules/socket.io/node_modules/socket.io-client/lib/vendor/web-socket-js/flash-src/com/hurlant/util/der/UTCTime.as </text:p>
      <text:p text:style-name="P1">idea-IU-139.1117.1/plugins/spy-js/server/node_modules/socket.io/node_modules/socket.io-client/lib/vendor/web-socket-js/sample.html </text:p>
      <text:p text:style-name="P1">idea-IU-139.1117.1/plugins/spy-js/server/node_modules/socket.io/node_modules/socket.io-client/lib/vendor/web-socket-js/swfobject.js </text:p>
      <text:p text:style-name="P1">idea-IU-139.1117.1/plugins/spy-js/server/node_modules/socket.io/node_modules/socket.io-client/lib/vendor/web-socket-js/web_socket.js </text:p>
      <text:p text:style-name="P1">idea-IU-139.1117.1/plugins/spy-js/server/node_modules/socket.io/node_modules/socket.io-client/node_modules/active-x-obfuscator/Readme.md </text:p>
      <text:p text:style-name="P1">idea-IU-139.1117.1/plugins/spy-js/server/node_modules/socket.io/node_modules/socket.io-client/node_modules/active-x-obfuscator/index.js </text:p>
      <text:p text:style-name="P1">idea-IU-139.1117.1/plugins/spy-js/server/node_modules/socket.io/node_modules/socket.io-client/node_modules/active-x-obfuscator/node_modules/zeparser/LICENSE </text:p>
      <text:p text:style-name="P1">idea-IU-139.1117.1/plugins/spy-js/server/node_modules/socket.io/node_modules/socket.io-client/node_modules/active-x-obfuscator/node_modules/zeparser/README </text:p>
      <text:p text:style-name="P1">idea-IU-139.1117.1/plugins/spy-js/server/node_modules/socket.io/node_modules/socket.io-client/node_modules/active-x-obfuscator/node_modules/zeparser/Tokenizer.js </text:p>
      <text:p text:style-name="P1">idea-IU-139.1117.1/plugins/spy-js/server/node_modules/socket.io/node_modules/socket.io-client/node_modules/active-x-obfuscator/node_modules/zeparser/ZeParser.js </text:p>
      <text:p text:style-name="P1">idea-IU-139.1117.1/plugins/spy-js/server/node_modules/socket.io/node_modules/socket.io-client/node_modules/active-x-obfuscator/node_modules/zeparser/index.js </text:p>
      <text:p text:style-name="P1">idea-IU-139.1117.1/plugins/spy-js/server/node_modules/socket.io/node_modules/socket.io-client/node_modules/active-x-obfuscator/node_modules/zeparser/package.json </text:p>
      <text:p text:style-name="P1">idea-IU-139.1117.1/plugins/spy-js/server/node_modules/socket.io/node_modules/socket.io-client/node_modules/active-x-obfuscator/node_modules/zeparser/test-parser.html </text:p>
      <text:p text:style-name="P1">idea-IU-139.1117.1/plugins/spy-js/server/node_modules/socket.io/node_modules/socket.io-client/node_modules/active-x-obfuscator/node_modules/zeparser/test-tokenizer.html </text:p>
      <text:p text:style-name="P1">idea-IU-139.1117.1/plugins/spy-js/server/node_modules/socket.io/node_modules/socket.io-client/node_modules/active-x-obfuscator/node_modules/zeparser/tests.js </text:p>
      <text:p text:style-name="P1">idea-IU-139.1117.1/plugins/spy-js/server/node_modules/socket.io/node_modules/socket.io-client/node_modules/active-x-obfuscator/node_modules/zeparser/unicodecategories.js </text:p>
      <text:p text:style-name="P1">idea-IU-139.1117.1/plugins/spy-js/server/node_modules/socket.io/node_modules/socket.io-client/node_modules/active-x-obfuscator/package.json </text:p>
      <text:p text:style-name="P1">idea-IU-139.1117.1/plugins/spy-js/server/node_modules/socket.io/node_modules/socket.io-client/node_modules/active-x-obfuscator/test.js </text:p>
      <text:p text:style-name="P1">idea-IU-139.1117.1/plugins/spy-js/server/node_modules/socket.io/node_modules/socket.io-client/node_modules/uglify-js/README.html </text:p>
      <text:p text:style-name="P1">idea-IU-139.1117.1/plugins/spy-js/server/node_modules/socket.io/node_modules/socket.io-client/node_modules/uglify-js/README.org </text:p>
      <text:p text:style-name="P1">idea-IU-139.1117.1/plugins/spy-js/server/node_modules/socket.io/node_modules/socket.io-client/node_modules/uglify-js/bin/uglifyjs </text:p>
      <text:p text:style-name="P1">idea-IU-139.1117.1/plugins/spy-js/server/node_modules/socket.io/node_modules/socket.io-client/node_modules/uglify-js/docstyle.css </text:p>
      <text:p text:style-name="P1">idea-IU-139.1117.1/plugins/spy-js/server/node_modules/socket.io/node_modules/socket.io-client/node_modules/uglify-js/lib/object-ast.js </text:p>
      <text:p text:style-name="P1">idea-IU-139.1117.1/plugins/spy-js/server/node_modules/socket.io/node_modules/socket.io-<text:soft-page-break/>client/node_modules/uglify-js/lib/parse-js.js </text:p>
      <text:p text:style-name="P1">idea-IU-139.1117.1/plugins/spy-js/server/node_modules/socket.io/node_modules/socket.io-client/node_modules/uglify-js/lib/process.js </text:p>
      <text:p text:style-name="P1">idea-IU-139.1117.1/plugins/spy-js/server/node_modules/socket.io/node_modules/socket.io-client/node_modules/uglify-js/lib/squeeze-more.js </text:p>
      <text:p text:style-name="P1">idea-IU-139.1117.1/plugins/spy-js/server/node_modules/socket.io/node_modules/socket.io-client/node_modules/uglify-js/package.json </text:p>
      <text:p text:style-name="P1">idea-IU-139.1117.1/plugins/spy-js/server/node_modules/socket.io/node_modules/socket.io-client/node_modules/uglify-js/tmp/269.js </text:p>
      <text:p text:style-name="P1">idea-IU-139.1117.1/plugins/spy-js/server/node_modules/socket.io/node_modules/socket.io-client/node_modules/uglify-js/tmp/app.js </text:p>
      <text:p text:style-name="P1">idea-IU-139.1117.1/plugins/spy-js/server/node_modules/socket.io/node_modules/socket.io-client/node_modules/uglify-js/tmp/embed-tokens.js </text:p>
      <text:p text:style-name="P1">idea-IU-139.1117.1/plugins/spy-js/server/node_modules/socket.io/node_modules/socket.io-client/node_modules/uglify-js/tmp/goto.js </text:p>
      <text:p text:style-name="P1">idea-IU-139.1117.1/plugins/spy-js/server/node_modules/socket.io/node_modules/socket.io-client/node_modules/uglify-js/tmp/goto2.js </text:p>
      <text:p text:style-name="P1">idea-IU-139.1117.1/plugins/spy-js/server/node_modules/socket.io/node_modules/socket.io-client/node_modules/uglify-js/tmp/hoist.js </text:p>
      <text:p text:style-name="P1">idea-IU-139.1117.1/plugins/spy-js/server/node_modules/socket.io/node_modules/socket.io-client/node_modules/uglify-js/tmp/instrument.js </text:p>
      <text:p text:style-name="P1">idea-IU-139.1117.1/plugins/spy-js/server/node_modules/socket.io/node_modules/socket.io-client/node_modules/uglify-js/tmp/instrument2.js </text:p>
      <text:p text:style-name="P1">idea-IU-139.1117.1/plugins/spy-js/server/node_modules/socket.io/node_modules/socket.io-client/node_modules/uglify-js/tmp/liftvars.js </text:p>
      <text:p text:style-name="P1">idea-IU-139.1117.1/plugins/spy-js/server/node_modules/socket.io/node_modules/socket.io-client/node_modules/uglify-js/tmp/test.js </text:p>
      <text:p text:style-name="P1">idea-IU-139.1117.1/plugins/spy-js/server/node_modules/socket.io/node_modules/socket.io-client/node_modules/uglify-js/tmp/uglify-hangs.js </text:p>
      <text:p text:style-name="P1">idea-IU-139.1117.1/plugins/spy-js/server/node_modules/socket.io/node_modules/socket.io-client/node_modules/uglify-js/tmp/uglify-hangs2.js </text:p>
      <text:p text:style-name="P1">idea-IU-139.1117.1/plugins/spy-js/server/node_modules/socket.io/node_modules/socket.io-client/node_modules/uglify-js/uglify-js.js </text:p>
      <text:p text:style-name="P1">idea-IU-139.1117.1/plugins/spy-js/server/node_modules/socket.io/node_modules/socket.io-client/node_modules/ws/History.md </text:p>
      <text:p text:style-name="P1">idea-IU-139.1117.1/plugins/spy-js/server/node_modules/socket.io/node_modules/socket.io-client/node_modules/ws/Makefile </text:p>
      <text:p text:style-name="P1">idea-IU-139.1117.1/plugins/spy-js/server/node_modules/socket.io/node_modules/socket.io-client/node_modules/ws/README.md </text:p>
      <text:p text:style-name="P1">idea-IU-139.1117.1/plugins/spy-js/server/node_modules/socket.io/node_modules/socket.io-client/node_modules/ws/bench/parser.benchmark.js </text:p>
      <text:p text:style-name="P1">idea-IU-139.1117.1/plugins/spy-js/server/node_modules/socket.io/node_modules/socket.io-client/node_modules/ws/bench/sender.benchmark.js </text:p>
      <text:p text:style-name="P1">idea-IU-139.1117.1/plugins/spy-js/server/node_modules/socket.io/node_modules/socket.io-client/node_modules/ws/bench/speed.js </text:p>
      <text:p text:style-name="P1">idea-IU-139.1117.1/plugins/spy-js/server/node_modules/socket.io/node_modules/socket.io-client/node_modules/ws/bench/util.js </text:p>
      <text:p text:style-name="P1">idea-IU-139.1117.1/plugins/spy-js/server/node_modules/socket.io/node_modules/socket.io-client/node_modules/ws/bin/wscat </text:p>
      <text:p text:style-name="P1">idea-IU-139.1117.1/plugins/spy-js/server/node_modules/socket.io/node_modules/socket.io-client/node_modules/ws/binding.gyp </text:p>
      <text:p text:style-name="P1">idea-IU-139.1117.1/plugins/spy-js/server/node_modules/socket.io/node_modules/socket.io-<text:soft-page-break/>client/node_modules/ws/build/Makefile </text:p>
      <text:p text:style-name="P1">idea-IU-139.1117.1/plugins/spy-js/server/node_modules/socket.io/node_modules/socket.io-client/node_modules/ws/build/Release/bufferutil.node </text:p>
      <text:p text:style-name="P1">idea-IU-139.1117.1/plugins/spy-js/server/node_modules/socket.io/node_modules/socket.io-client/node_modules/ws/build/Release/linker.lock </text:p>
      <text:p text:style-name="P1">idea-IU-139.1117.1/plugins/spy-js/server/node_modules/socket.io/node_modules/socket.io-client/node_modules/ws/build/Release/obj.target/bufferutil/src/bufferutil.o </text:p>
      <text:p text:style-name="P1">idea-IU-139.1117.1/plugins/spy-js/server/node_modules/socket.io/node_modules/socket.io-client/node_modules/ws/build/Release/obj.target/validation/src/validation.o </text:p>
      <text:p text:style-name="P1">idea-IU-139.1117.1/plugins/spy-js/server/node_modules/socket.io/node_modules/socket.io-client/node_modules/ws/build/Release/validation.node </text:p>
      <text:p text:style-name="P1">idea-IU-139.1117.1/plugins/spy-js/server/node_modules/socket.io/node_modules/socket.io-client/node_modules/ws/build/binding.Makefile </text:p>
      <text:p text:style-name="P1">idea-IU-139.1117.1/plugins/spy-js/server/node_modules/socket.io/node_modules/socket.io-client/node_modules/ws/build/bufferutil.target.mk </text:p>
      <text:p text:style-name="P1">idea-IU-139.1117.1/plugins/spy-js/server/node_modules/socket.io/node_modules/socket.io-client/node_modules/ws/build/config.gypi </text:p>
      <text:p text:style-name="P1">idea-IU-139.1117.1/plugins/spy-js/server/node_modules/socket.io/node_modules/socket.io-client/node_modules/ws/build/gyp-mac-tool </text:p>
      <text:p text:style-name="P1">idea-IU-139.1117.1/plugins/spy-js/server/node_modules/socket.io/node_modules/socket.io-client/node_modules/ws/build/validation.target.mk </text:p>
      <text:p text:style-name="P1">idea-IU-139.1117.1/plugins/spy-js/server/node_modules/socket.io/node_modules/socket.io-client/node_modules/ws/doc/ws.md </text:p>
      <text:p text:style-name="P1">idea-IU-139.1117.1/plugins/spy-js/server/node_modules/socket.io/node_modules/socket.io-client/node_modules/ws/examples/fileapi/package.json </text:p>
      <text:p text:style-name="P1">idea-IU-139.1117.1/plugins/spy-js/server/node_modules/socket.io/node_modules/socket.io-client/node_modules/ws/examples/fileapi/public/app.js </text:p>
      <text:p text:style-name="P1">idea-IU-139.1117.1/plugins/spy-js/server/node_modules/socket.io/node_modules/socket.io-client/node_modules/ws/examples/fileapi/public/index.html </text:p>
      <text:p text:style-name="P1">idea-IU-139.1117.1/plugins/spy-js/server/node_modules/socket.io/node_modules/socket.io-client/node_modules/ws/examples/fileapi/public/uploader.js </text:p>
      <text:p text:style-name="P1">idea-IU-139.1117.1/plugins/spy-js/server/node_modules/socket.io/node_modules/socket.io-client/node_modules/ws/examples/fileapi/server.js </text:p>
      <text:p text:style-name="P1">idea-IU-139.1117.1/plugins/spy-js/server/node_modules/socket.io/node_modules/socket.io-client/node_modules/ws/examples/serverstats-express_3/package.json </text:p>
      <text:p text:style-name="P1">idea-IU-139.1117.1/plugins/spy-js/server/node_modules/socket.io/node_modules/socket.io-client/node_modules/ws/examples/serverstats-express_3/public/index.html </text:p>
      <text:p text:style-name="P1">idea-IU-139.1117.1/plugins/spy-js/server/node_modules/socket.io/node_modules/socket.io-client/node_modules/ws/examples/serverstats-express_3/server.js </text:p>
      <text:p text:style-name="P1">idea-IU-139.1117.1/plugins/spy-js/server/node_modules/socket.io/node_modules/socket.io-client/node_modules/ws/examples/serverstats/package.json </text:p>
      <text:p text:style-name="P1">idea-IU-139.1117.1/plugins/spy-js/server/node_modules/socket.io/node_modules/socket.io-client/node_modules/ws/examples/serverstats/public/index.html </text:p>
      <text:p text:style-name="P1">idea-IU-139.1117.1/plugins/spy-js/server/node_modules/socket.io/node_modules/socket.io-client/node_modules/ws/examples/serverstats/server.js </text:p>
      <text:p text:style-name="P1">idea-IU-139.1117.1/plugins/spy-js/server/node_modules/socket.io/node_modules/socket.io-client/node_modules/ws/examples/ssl.js </text:p>
      <text:p text:style-name="P1">idea-IU-139.1117.1/plugins/spy-js/server/node_modules/socket.io/node_modules/socket.io-client/node_modules/ws/index.js </text:p>
      <text:p text:style-name="P1">idea-IU-139.1117.1/plugins/spy-js/server/node_modules/socket.io/node_modules/socket.io-client/node_modules/ws/lib/BufferPool.js </text:p>
      <text:p text:style-name="P1">idea-IU-139.1117.1/plugins/spy-js/server/node_modules/socket.io/node_modules/socket.io-<text:soft-page-break/>client/node_modules/ws/lib/BufferUtil.fallback.js </text:p>
      <text:p text:style-name="P1">idea-IU-139.1117.1/plugins/spy-js/server/node_modules/socket.io/node_modules/socket.io-client/node_modules/ws/lib/BufferUtil.js </text:p>
      <text:p text:style-name="P1">idea-IU-139.1117.1/plugins/spy-js/server/node_modules/socket.io/node_modules/socket.io-client/node_modules/ws/lib/ErrorCodes.js </text:p>
      <text:p text:style-name="P1">idea-IU-139.1117.1/plugins/spy-js/server/node_modules/socket.io/node_modules/socket.io-client/node_modules/ws/lib/Receiver.hixie.js </text:p>
      <text:p text:style-name="P1">idea-IU-139.1117.1/plugins/spy-js/server/node_modules/socket.io/node_modules/socket.io-client/node_modules/ws/lib/Receiver.js </text:p>
      <text:p text:style-name="P1">idea-IU-139.1117.1/plugins/spy-js/server/node_modules/socket.io/node_modules/socket.io-client/node_modules/ws/lib/Sender.hixie.js </text:p>
      <text:p text:style-name="P1">idea-IU-139.1117.1/plugins/spy-js/server/node_modules/socket.io/node_modules/socket.io-client/node_modules/ws/lib/Sender.js </text:p>
      <text:p text:style-name="P1">idea-IU-139.1117.1/plugins/spy-js/server/node_modules/socket.io/node_modules/socket.io-client/node_modules/ws/lib/Validation.fallback.js </text:p>
      <text:p text:style-name="P1">idea-IU-139.1117.1/plugins/spy-js/server/node_modules/socket.io/node_modules/socket.io-client/node_modules/ws/lib/Validation.js </text:p>
      <text:p text:style-name="P1">idea-IU-139.1117.1/plugins/spy-js/server/node_modules/socket.io/node_modules/socket.io-client/node_modules/ws/lib/WebSocket.js </text:p>
      <text:p text:style-name="P1">idea-IU-139.1117.1/plugins/spy-js/server/node_modules/socket.io/node_modules/socket.io-client/node_modules/ws/lib/WebSocketServer.js </text:p>
      <text:p text:style-name="P1">idea-IU-139.1117.1/plugins/spy-js/server/node_modules/socket.io/node_modules/socket.io-client/node_modules/ws/lib/browser.js </text:p>
      <text:p text:style-name="P1">idea-IU-139.1117.1/plugins/spy-js/server/node_modules/socket.io/node_modules/socket.io-client/node_modules/ws/node_modules/commander/History.md </text:p>
      <text:p text:style-name="P1">idea-IU-139.1117.1/plugins/spy-js/server/node_modules/socket.io/node_modules/socket.io-client/node_modules/ws/node_modules/commander/Makefile </text:p>
      <text:p text:style-name="P1">idea-IU-139.1117.1/plugins/spy-js/server/node_modules/socket.io/node_modules/socket.io-client/node_modules/ws/node_modules/commander/Readme.md </text:p>
      <text:p text:style-name="P1">idea-IU-139.1117.1/plugins/spy-js/server/node_modules/socket.io/node_modules/socket.io-client/node_modules/ws/node_modules/commander/index.js </text:p>
      <text:p text:style-name="P1">idea-IU-139.1117.1/plugins/spy-js/server/node_modules/socket.io/node_modules/socket.io-client/node_modules/ws/node_modules/commander/lib/commander.js </text:p>
      <text:p text:style-name="P1">idea-IU-139.1117.1/plugins/spy-js/server/node_modules/socket.io/node_modules/socket.io-client/node_modules/ws/node_modules/commander/package.json </text:p>
      <text:p text:style-name="P1">idea-IU-139.1117.1/plugins/spy-js/server/node_modules/socket.io/node_modules/socket.io-client/node_modules/ws/node_modules/nan/LICENSE </text:p>
      <text:p text:style-name="P1">idea-IU-139.1117.1/plugins/spy-js/server/node_modules/socket.io/node_modules/socket.io-client/node_modules/ws/node_modules/nan/README.md </text:p>
      <text:p text:style-name="P1">idea-IU-139.1117.1/plugins/spy-js/server/node_modules/socket.io/node_modules/socket.io-client/node_modules/ws/node_modules/nan/nan.h </text:p>
      <text:p text:style-name="P1">idea-IU-139.1117.1/plugins/spy-js/server/node_modules/socket.io/node_modules/socket.io-client/node_modules/ws/node_modules/nan/package.json </text:p>
      <text:p text:style-name="P1">idea-IU-139.1117.1/plugins/spy-js/server/node_modules/socket.io/node_modules/socket.io-client/node_modules/ws/node_modules/options/Makefile </text:p>
      <text:p text:style-name="P1">idea-IU-139.1117.1/plugins/spy-js/server/node_modules/socket.io/node_modules/socket.io-client/node_modules/ws/node_modules/options/README.md </text:p>
      <text:p text:style-name="P1">idea-IU-139.1117.1/plugins/spy-js/server/node_modules/socket.io/node_modules/socket.io-client/node_modules/ws/node_modules/options/lib/options.js </text:p>
      <text:p text:style-name="P1">idea-IU-139.1117.1/plugins/spy-js/server/node_modules/socket.io/node_modules/socket.io-client/node_modules/ws/node_modules/options/package.json </text:p>
      <text:p text:style-name="P1">idea-IU-139.1117.1/plugins/spy-js/server/node_modules/socket.io/node_modules/socket.io-<text:soft-page-break/>client/node_modules/ws/node_modules/tinycolor/README.md </text:p>
      <text:p text:style-name="P1">idea-IU-139.1117.1/plugins/spy-js/server/node_modules/socket.io/node_modules/socket.io-client/node_modules/ws/node_modules/tinycolor/example.js </text:p>
      <text:p text:style-name="P1">idea-IU-139.1117.1/plugins/spy-js/server/node_modules/socket.io/node_modules/socket.io-client/node_modules/ws/node_modules/tinycolor/package.json </text:p>
      <text:p text:style-name="P1">idea-IU-139.1117.1/plugins/spy-js/server/node_modules/socket.io/node_modules/socket.io-client/node_modules/ws/node_modules/tinycolor/tinycolor.js </text:p>
      <text:p text:style-name="P1">idea-IU-139.1117.1/plugins/spy-js/server/node_modules/socket.io/node_modules/socket.io-client/node_modules/ws/package.json </text:p>
      <text:p text:style-name="P1">idea-IU-139.1117.1/plugins/spy-js/server/node_modules/socket.io/node_modules/socket.io-client/node_modules/ws/src/bufferutil.cc </text:p>
      <text:p text:style-name="P1">idea-IU-139.1117.1/plugins/spy-js/server/node_modules/socket.io/node_modules/socket.io-client/node_modules/ws/src/validation.cc </text:p>
      <text:p text:style-name="P1">idea-IU-139.1117.1/plugins/spy-js/server/node_modules/socket.io/node_modules/socket.io-client/node_modules/xmlhttprequest/README.md </text:p>
      <text:p text:style-name="P1">idea-IU-139.1117.1/plugins/spy-js/server/node_modules/socket.io/node_modules/socket.io-client/node_modules/xmlhttprequest/autotest.watchr </text:p>
      <text:p text:style-name="P1">idea-IU-139.1117.1/plugins/spy-js/server/node_modules/socket.io/node_modules/socket.io-client/node_modules/xmlhttprequest/example/demo.js </text:p>
      <text:p text:style-name="P1">idea-IU-139.1117.1/plugins/spy-js/server/node_modules/socket.io/node_modules/socket.io-client/node_modules/xmlhttprequest/lib/XMLHttpRequest.js </text:p>
      <text:p text:style-name="P1">idea-IU-139.1117.1/plugins/spy-js/server/node_modules/socket.io/node_modules/socket.io-client/node_modules/xmlhttprequest/package.json </text:p>
      <text:p text:style-name="P1">idea-IU-139.1117.1/plugins/spy-js/server/node_modules/socket.io/node_modules/socket.io-client/node_modules/xmlhttprequest/tests/test-constants.js </text:p>
      <text:p text:style-name="P1">idea-IU-139.1117.1/plugins/spy-js/server/node_modules/socket.io/node_modules/socket.io-client/node_modules/xmlhttprequest/tests/test-events.js </text:p>
      <text:p text:style-name="P1">idea-IU-139.1117.1/plugins/spy-js/server/node_modules/socket.io/node_modules/socket.io-client/node_modules/xmlhttprequest/tests/test-exceptions.js </text:p>
      <text:p text:style-name="P1">idea-IU-139.1117.1/plugins/spy-js/server/node_modules/socket.io/node_modules/socket.io-client/node_modules/xmlhttprequest/tests/test-headers.js </text:p>
      <text:p text:style-name="P1">idea-IU-139.1117.1/plugins/spy-js/server/node_modules/socket.io/node_modules/socket.io-client/node_modules/xmlhttprequest/tests/test-request-methods.js </text:p>
      <text:p text:style-name="P1">idea-IU-139.1117.1/plugins/spy-js/server/node_modules/socket.io/node_modules/socket.io-client/node_modules/xmlhttprequest/tests/test-request-protocols.js </text:p>
      <text:p text:style-name="P1">idea-IU-139.1117.1/plugins/spy-js/server/node_modules/socket.io/node_modules/socket.io-client/node_modules/xmlhttprequest/tests/testdata.txt </text:p>
      <text:p text:style-name="P1">idea-IU-139.1117.1/plugins/spy-js/server/node_modules/socket.io/node_modules/socket.io-client/package.json </text:p>
      <text:p text:style-name="P1">idea-IU-139.1117.1/plugins/spy-js/server/node_modules/socket.io/package.json </text:p>
      <text:p text:style-name="P1">idea-IU-139.1117.1/plugins/spy-js/server/node_modules/temp/LICENSE </text:p>
      <text:p text:style-name="P1">idea-IU-139.1117.1/plugins/spy-js/server/node_modules/temp/README.md </text:p>
      <text:p text:style-name="P1">idea-IU-139.1117.1/plugins/spy-js/server/node_modules/temp/examples/grepcount.js </text:p>
      <text:p text:style-name="P1">idea-IU-139.1117.1/plugins/spy-js/server/node_modules/temp/examples/pdfcreator.js </text:p>
      <text:p text:style-name="P1">idea-IU-139.1117.1/plugins/spy-js/server/node_modules/temp/lib/temp.js </text:p>
      <text:p text:style-name="P1">idea-IU-139.1117.1/plugins/spy-js/server/node_modules/temp/node_modules/osenv/LICENSE </text:p>
      <text:p text:style-name="P1">idea-IU-139.1117.1/plugins/spy-js/server/node_modules/temp/node_modules/osenv/README.md </text:p>
      <text:p text:style-name="P1">idea-IU-139.1117.1/plugins/spy-js/server/node_modules/temp/node_modules/osenv/osenv.js </text:p>
      <text:p text:style-name="P1">idea-IU-139.1117.1/plugins/spy-js/server/node_modules/temp/node_modules/osenv/package.json </text:p>
      <text:p text:style-name="P1">idea-IU-139.1117.1/plugins/spy-js/server/node_modules/temp/node_modules/rimraf/AUTHORS </text:p>
      <text:p text:style-name="P1">idea-IU-139.1117.1/plugins/spy-js/server/node_modules/temp/node_modules/rimraf/LICENSE </text:p>
      <text:p text:style-name="P1">idea-IU-139.1117.1/plugins/spy-js/server/node_modules/temp/node_modules/rimraf/README.md </text:p>
      <text:p text:style-name="P1"><text:soft-page-break/>idea-IU-139.1117.1/plugins/spy-js/server/node_modules/temp/node_modules/rimraf/node_modules/graceful-fs/LICENSE </text:p>
      <text:p text:style-name="P1">idea-IU-139.1117.1/plugins/spy-js/server/node_modules/temp/node_modules/rimraf/node_modules/graceful-fs/README.md </text:p>
      <text:p text:style-name="P1">idea-IU-139.1117.1/plugins/spy-js/server/node_modules/temp/node_modules/rimraf/node_modules/graceful-fs/graceful-fs.js </text:p>
      <text:p text:style-name="P1">idea-IU-139.1117.1/plugins/spy-js/server/node_modules/temp/node_modules/rimraf/node_modules/graceful-fs/package.json </text:p>
      <text:p text:style-name="P1">idea-IU-139.1117.1/plugins/spy-js/server/node_modules/temp/node_modules/rimraf/package.json </text:p>
      <text:p text:style-name="P1">idea-IU-139.1117.1/plugins/spy-js/server/node_modules/temp/node_modules/rimraf/rimraf.js </text:p>
      <text:p text:style-name="P1">idea-IU-139.1117.1/plugins/spy-js/server/node_modules/temp/package.json </text:p>
      <text:p text:style-name="P1">idea-IU-139.1117.1/plugins/spy-js/server/node_modules/underscore.string/Gemfile </text:p>
      <text:p text:style-name="P1">idea-IU-139.1117.1/plugins/spy-js/server/node_modules/underscore.string/Gemfile.lock </text:p>
      <text:p text:style-name="P1">idea-IU-139.1117.1/plugins/spy-js/server/node_modules/underscore.string/README.markdown </text:p>
      <text:p text:style-name="P1">idea-IU-139.1117.1/plugins/spy-js/server/node_modules/underscore.string/Rakefile </text:p>
      <text:p text:style-name="P1">idea-IU-139.1117.1/plugins/spy-js/server/node_modules/underscore.string/component.json </text:p>
      <text:p text:style-name="P1">idea-IU-139.1117.1/plugins/spy-js/server/node_modules/underscore.string/dist/underscore.string.min.js </text:p>
      <text:p text:style-name="P1">idea-IU-139.1117.1/plugins/spy-js/server/node_modules/underscore.string/lib/underscore.string.js </text:p>
      <text:p text:style-name="P1">idea-IU-139.1117.1/plugins/spy-js/server/node_modules/underscore.string/package.json </text:p>
      <text:p text:style-name="P1">idea-IU-139.1117.1/plugins/spy-js/server/node_modules/useragent/CHANGELOG.md </text:p>
      <text:p text:style-name="P1">idea-IU-139.1117.1/plugins/spy-js/server/node_modules/useragent/CREDITS </text:p>
      <text:p text:style-name="P1">idea-IU-139.1117.1/plugins/spy-js/server/node_modules/useragent/LICENSE </text:p>
      <text:p text:style-name="P1">idea-IU-139.1117.1/plugins/spy-js/server/node_modules/useragent/README.md </text:p>
      <text:p text:style-name="P1">idea-IU-139.1117.1/plugins/spy-js/server/node_modules/useragent/bin/testfiles.js </text:p>
      <text:p text:style-name="P1">idea-IU-139.1117.1/plugins/spy-js/server/node_modules/useragent/bin/update.js </text:p>
      <text:p text:style-name="P1">idea-IU-139.1117.1/plugins/spy-js/server/node_modules/useragent/features/index.js </text:p>
      <text:p text:style-name="P1">idea-IU-139.1117.1/plugins/spy-js/server/node_modules/useragent/index.js </text:p>
      <text:p text:style-name="P1">idea-IU-139.1117.1/plugins/spy-js/server/node_modules/useragent/lib/regexps.js </text:p>
      <text:p text:style-name="P1">idea-IU-139.1117.1/plugins/spy-js/server/node_modules/useragent/lib/update.js </text:p>
      <text:p text:style-name="P1">idea-IU-139.1117.1/plugins/spy-js/server/node_modules/useragent/node_modules/lru-cache/AUTHORS </text:p>
      <text:p text:style-name="P1">idea-IU-139.1117.1/plugins/spy-js/server/node_modules/useragent/node_modules/lru-cache/LICENSE </text:p>
      <text:p text:style-name="P1">idea-IU-139.1117.1/plugins/spy-js/server/node_modules/useragent/node_modules/lru-cache/README.md </text:p>
      <text:p text:style-name="P1">idea-IU-139.1117.1/plugins/spy-js/server/node_modules/useragent/node_modules/lru-cache/lib/lru-cache.js </text:p>
      <text:p text:style-name="P1">idea-IU-139.1117.1/plugins/spy-js/server/node_modules/useragent/node_modules/lru-cache/package.json </text:p>
      <text:p text:style-name="P1">idea-IU-139.1117.1/plugins/spy-js/server/node_modules/useragent/node_modules/lru-cache/s.js </text:p>
      <text:p text:style-name="P1">idea-IU-139.1117.1/plugins/spy-js/server/node_modules/useragent/package.json </text:p>
      <text:p text:style-name="P1">idea-IU-139.1117.1/plugins/spy-js/server/node_modules/useragent/static/user_agent.after.yaml </text:p>
      <text:p text:style-name="P1">idea-IU-139.1117.1/plugins/spy-js/server/proxy-nix.sh </text:p>
      <text:p text:style-name="P1">idea-IU-139.1117.1/plugins/spy-js/server/proxy-osx.sh </text:p>
      <text:p text:style-name="P1">idea-IU-139.1117.1/plugins/spy-js/server/spy.js </text:p>
      <text:p text:style-name="P1">idea-IU-139.1117.1/plugins/spy-js/server/spyNode.js </text:p>
      <text:p text:style-name="P1">idea-IU-139.1117.1/plugins/struts2/lib/ognl.jar </text:p>
      <text:p text:style-name="P1">idea-IU-139.1117.1/plugins/struts2/lib/struts2-dom-api.jar </text:p>
      <text:p text:style-name="P1">idea-IU-139.1117.1/plugins/struts2/lib/struts2-plugin.jar </text:p>
      <text:p text:style-name="P1">idea-IU-139.1117.1/plugins/stylus/lib/resources_en.jar </text:p>
      <text:p text:style-name="P1">idea-IU-139.1117.1/plugins/stylus/lib/stylus.jar </text:p>
      <text:p text:style-name="P1"><text:soft-page-break/>idea-IU-139.1117.1/plugins/svn4idea/lib/ANTLR-LICENSE </text:p>
      <text:p text:style-name="P1">idea-IU-139.1117.1/plugins/svn4idea/lib/CHANGES.txt </text:p>
      <text:p text:style-name="P1">idea-IU-139.1117.1/plugins/svn4idea/lib/COPYING </text:p>
      <text:p text:style-name="P1">idea-IU-139.1117.1/plugins/svn4idea/lib/LICENSE-ANTLR.txt </text:p>
      <text:p text:style-name="P1">idea-IU-139.1117.1/plugins/svn4idea/lib/LICENSE-JAVAHL.txt </text:p>
      <text:p text:style-name="P1">idea-IU-139.1117.1/plugins/svn4idea/lib/LICENSE-JNA.txt </text:p>
      <text:p text:style-name="P1">idea-IU-139.1117.1/plugins/svn4idea/lib/LICENSE-SEQUENCE.txt </text:p>
      <text:p text:style-name="P1">idea-IU-139.1117.1/plugins/svn4idea/lib/LICENSE-SQLJET.txt </text:p>
      <text:p text:style-name="P1">idea-IU-139.1117.1/plugins/svn4idea/lib/LICENSE-TRILEAD.txt </text:p>
      <text:p text:style-name="P1">idea-IU-139.1117.1/plugins/svn4idea/lib/LICENSE.txt </text:p>
      <text:p text:style-name="P1">idea-IU-139.1117.1/plugins/svn4idea/lib/README.txt </text:p>
      <text:p text:style-name="P1">idea-IU-139.1117.1/plugins/svn4idea/lib/SEQUENCE-LICENSE </text:p>
      <text:p text:style-name="P1">idea-IU-139.1117.1/plugins/svn4idea/lib/SQLJET-LICENSE </text:p>
      <text:p text:style-name="P1">idea-IU-139.1117.1/plugins/svn4idea/lib/SQLJET-README.txt </text:p>
      <text:p text:style-name="P1">idea-IU-139.1117.1/plugins/svn4idea/lib/TRILEAD-LICENSE </text:p>
      <text:p text:style-name="P1">idea-IU-139.1117.1/plugins/svn4idea/lib/antlr.jar </text:p>
      <text:p text:style-name="P1">idea-IU-139.1117.1/plugins/svn4idea/lib/changelog.txt </text:p>
      <text:p text:style-name="P1">idea-IU-139.1117.1/plugins/svn4idea/lib/jsch.agentproxy.svnkit-trilead-ssh2.jar </text:p>
      <text:p text:style-name="P1">idea-IU-139.1117.1/plugins/svn4idea/lib/resources_en.jar </text:p>
      <text:p text:style-name="P1">idea-IU-139.1117.1/plugins/svn4idea/lib/sequence-library.jar </text:p>
      <text:p text:style-name="P1">idea-IU-139.1117.1/plugins/svn4idea/lib/sqljet.jar </text:p>
      <text:p text:style-name="P1">idea-IU-139.1117.1/plugins/svn4idea/lib/sqljetsrc.zip </text:p>
      <text:p text:style-name="P1">idea-IU-139.1117.1/plugins/svn4idea/lib/svn4idea.jar </text:p>
      <text:p text:style-name="P1">idea-IU-139.1117.1/plugins/svn4idea/lib/svnkit-javahl.jar </text:p>
      <text:p text:style-name="P1">idea-IU-139.1117.1/plugins/svn4idea/lib/svnkit-javahl16.zip </text:p>
      <text:p text:style-name="P1">idea-IU-139.1117.1/plugins/svn4idea/lib/svnkit.jar </text:p>
      <text:p text:style-name="P1">idea-IU-139.1117.1/plugins/svn4idea/lib/trilead.jar </text:p>
      <text:p text:style-name="P1">idea-IU-139.1117.1/plugins/svn4idea/lib/trileadsrc.zip </text:p>
      <text:p text:style-name="P1">idea-IU-139.1117.1/plugins/tasks-time-tracking/lib/tasks-time-tracking.jar </text:p>
      <text:p text:style-name="P1">idea-IU-139.1117.1/plugins/tasks/lib/axis-1.4.jar </text:p>
      <text:p text:style-name="P1">idea-IU-139.1117.1/plugins/tasks/lib/axis-jaxrpc-1.4.jar </text:p>
      <text:p text:style-name="P1">idea-IU-139.1117.1/plugins/tasks/lib/axis-saaj-1.3.jar </text:p>
      <text:p text:style-name="P1">idea-IU-139.1117.1/plugins/tasks/lib/commons-discovery-0.4.jar </text:p>
      <text:p text:style-name="P1">idea-IU-139.1117.1/plugins/tasks/lib/jira.jar </text:p>
      <text:p text:style-name="P1">idea-IU-139.1117.1/plugins/tasks/lib/json-path-0.8.0.jar </text:p>
      <text:p text:style-name="P1">idea-IU-139.1117.1/plugins/tasks/lib/json-smart-1.1.1.jar </text:p>
      <text:p text:style-name="P1">idea-IU-139.1117.1/plugins/tasks/lib/tasks-api.jar </text:p>
      <text:p text:style-name="P1">idea-IU-139.1117.1/plugins/tasks/lib/tasks-core.jar </text:p>
      <text:p text:style-name="P1">idea-IU-139.1117.1/plugins/tasks/lib/tasks-java.jar </text:p>
      <text:p text:style-name="P1">idea-IU-139.1117.1/plugins/tasks/lib/wsdl4j-1.4.jar </text:p>
      <text:p text:style-name="P1">idea-IU-139.1117.1/plugins/terminal/lib/jediterm-pty-2.0.jar </text:p>
      <text:p text:style-name="P1">idea-IU-139.1117.1/plugins/terminal/lib/jediterm.in </text:p>
      <text:p text:style-name="P1">idea-IU-139.1117.1/plugins/terminal/lib/terminal.jar </text:p>
      <text:p text:style-name="P1">idea-IU-139.1117.1/plugins/testng/lib/resources_en.jar </text:p>
      <text:p text:style-name="P1">idea-IU-139.1117.1/plugins/testng/lib/testng-plugin.jar </text:p>
      <text:p text:style-name="P1">idea-IU-139.1117.1/plugins/testng/lib/testng.jar </text:p>
      <text:p text:style-name="P1">idea-IU-139.1117.1/plugins/tfsIntegration/lib/XmlSchema-1.4.3.jar </text:p>
      <text:p text:style-name="P1">idea-IU-139.1117.1/plugins/tfsIntegration/lib/activation-1.1.jar </text:p>
      <text:p text:style-name="P1">idea-IU-139.1117.1/plugins/tfsIntegration/lib/axiom-api-1.2.8.jar </text:p>
      <text:p text:style-name="P1">idea-IU-139.1117.1/plugins/tfsIntegration/lib/axiom-dom-1.2.8.jar </text:p>
      <text:p text:style-name="P1">idea-IU-139.1117.1/plugins/tfsIntegration/lib/axiom-impl-1.2.8.jar </text:p>
      <text:p text:style-name="P1">idea-IU-139.1117.1/plugins/tfsIntegration/lib/axis2-adb-1.5.1.jar </text:p>
      <text:p text:style-name="P1"><text:soft-page-break/>idea-IU-139.1117.1/plugins/tfsIntegration/lib/axis2-kernel-1.5.1.jar </text:p>
      <text:p text:style-name="P1">idea-IU-139.1117.1/plugins/tfsIntegration/lib/axis2-transport-http-1.5.1.jar </text:p>
      <text:p text:style-name="P1">idea-IU-139.1117.1/plugins/tfsIntegration/lib/axis2-transport-local-1.5.1.jar </text:p>
      <text:p text:style-name="P1">idea-IU-139.1117.1/plugins/tfsIntegration/lib/backport-util-concurrent-3.1.jar </text:p>
      <text:p text:style-name="P1">idea-IU-139.1117.1/plugins/tfsIntegration/lib/geronimo-stax-api_1.0_spec-1.0.1.jar </text:p>
      <text:p text:style-name="P1">idea-IU-139.1117.1/plugins/tfsIntegration/lib/httpcore-4.0.jar </text:p>
      <text:p text:style-name="P1">idea-IU-139.1117.1/plugins/tfsIntegration/lib/jcifs-1.3.1.jar </text:p>
      <text:p text:style-name="P1">idea-IU-139.1117.1/plugins/tfsIntegration/lib/mail-1.4.jar </text:p>
      <text:p text:style-name="P1">idea-IU-139.1117.1/plugins/tfsIntegration/lib/neethi-2.0.4.jar </text:p>
      <text:p text:style-name="P1">idea-IU-139.1117.1/plugins/tfsIntegration/lib/resources_en.jar </text:p>
      <text:p text:style-name="P1">idea-IU-139.1117.1/plugins/tfsIntegration/lib/stubs.jar </text:p>
      <text:p text:style-name="P1">idea-IU-139.1117.1/plugins/tfsIntegration/lib/tfsIntegration.jar </text:p>
      <text:p text:style-name="P1">idea-IU-139.1117.1/plugins/tfsIntegration/lib/wsdl4j-1.6.2.jar </text:p>
      <text:p text:style-name="P1">idea-IU-139.1117.1/plugins/tfsIntegration/lib/wstx-asl-3.2.4.jar </text:p>
      <text:p text:style-name="P1">idea-IU-139.1117.1/plugins/thymeleaf/lib/resources_en.jar </text:p>
      <text:p text:style-name="P1">idea-IU-139.1117.1/plugins/thymeleaf/lib/thymeleaf-support.jar </text:p>
      <text:p text:style-name="P1">idea-IU-139.1117.1/plugins/uiDesigner/lib/jps/ui-designer-jps-plugin.jar </text:p>
      <text:p text:style-name="P1">idea-IU-139.1117.1/plugins/uiDesigner/lib/resources_en.jar </text:p>
      <text:p text:style-name="P1">idea-IU-139.1117.1/plugins/uiDesigner/lib/uiDesigner.jar </text:p>
      <text:p text:style-name="P1">idea-IU-139.1117.1/plugins/uml/lib/diagram-api.jar </text:p>
      <text:p text:style-name="P1">idea-IU-139.1117.1/plugins/uml/lib/uml-support.jar </text:p>
      <text:p text:style-name="P1">idea-IU-139.1117.1/plugins/vaadin/lib/resources_en.jar </text:p>
      <text:p text:style-name="P1">idea-IU-139.1117.1/plugins/vaadin/lib/rt/vaadin-jetty-launcher.jar </text:p>
      <text:p text:style-name="P1">idea-IU-139.1117.1/plugins/vaadin/lib/vaadin.jar </text:p>
      <text:p text:style-name="P1">idea-IU-139.1117.1/plugins/vssIntegration/lib/resources_en.jar </text:p>
      <text:p text:style-name="P1">idea-IU-139.1117.1/plugins/vssIntegration/lib/vssIntegration.jar </text:p>
      <text:p text:style-name="P1">idea-IU-139.1117.1/plugins/w3validators/lib/jigsaw-2.2.6.jar </text:p>
      <text:p text:style-name="P1">idea-IU-139.1117.1/plugins/w3validators/lib/resources_en.jar </text:p>
      <text:p text:style-name="P1">idea-IU-139.1117.1/plugins/w3validators/lib/tagsoup-1.2.jar </text:p>
      <text:p text:style-name="P1">idea-IU-139.1117.1/plugins/w3validators/lib/w3-css-validator.jar </text:p>
      <text:p text:style-name="P1">idea-IU-139.1117.1/plugins/w3validators/lib/w3-css_validator_src.zip </text:p>
      <text:p text:style-name="P1">idea-IU-139.1117.1/plugins/w3validators/lib/w3validators.jar </text:p>
      <text:p text:style-name="P1">idea-IU-139.1117.1/plugins/w3validators/license/W3C_Software_License.html </text:p>
      <text:p text:style-name="P1">idea-IU-139.1117.1/plugins/webDeployment/lib/commons-vfs2-2.1-SNAPSHOT.jar </text:p>
      <text:p text:style-name="P1">idea-IU-139.1117.1/plugins/webDeployment/lib/resources_en.jar </text:p>
      <text:p text:style-name="P1">idea-IU-139.1117.1/plugins/webDeployment/lib/webDeployment.jar </text:p>
      <text:p text:style-name="P1">idea-IU-139.1117.1/plugins/webSphereIntegration/lib/specifics/webSphereClientImpl.jar </text:p>
      <text:p text:style-name="P1">idea-IU-139.1117.1/plugins/webSphereIntegration/lib/webSphereIntegration.jar </text:p>
      <text:p text:style-name="P1">idea-IU-139.1117.1/plugins/weblogicIntegration/lib/jps/weblogic-jps-plugin.jar </text:p>
      <text:p text:style-name="P1">idea-IU-139.1117.1/plugins/weblogicIntegration/lib/resources_en.jar </text:p>
      <text:p text:style-name="P1">idea-IU-139.1117.1/plugins/weblogicIntegration/lib/specifics/weblogicSpecifics.jar </text:p>
      <text:p text:style-name="P1">idea-IU-139.1117.1/plugins/weblogicIntegration/lib/weblogicIntegration.jar </text:p>
      <text:p text:style-name="P1">idea-IU-139.1117.1/plugins/xpath/lib/resources_en.jar </text:p>
      <text:p text:style-name="P1">idea-IU-139.1117.1/plugins/xpath/lib/rt/xslt-rt.jar </text:p>
      <text:p text:style-name="P1">idea-IU-139.1117.1/plugins/xpath/lib/xpath.jar </text:p>
      <text:p text:style-name="P1">idea-IU-139.1117.1/plugins/xslt-debugger/lib/rmi-stubs.jar </text:p>
      <text:p text:style-name="P1">idea-IU-139.1117.1/plugins/xslt-debugger/lib/rt/saxon-conditions.html </text:p>
      <text:p text:style-name="P1">idea-IU-139.1117.1/plugins/xslt-debugger/lib/rt/saxon.jar </text:p>
      <text:p text:style-name="P1">idea-IU-139.1117.1/plugins/xslt-debugger/lib/rt/saxon9he.jar </text:p>
      <text:p text:style-name="P1">idea-IU-139.1117.1/plugins/xslt-debugger/lib/rt/serializer.jar </text:p>
      <text:p text:style-name="P1">idea-IU-139.1117.1/plugins/xslt-debugger/lib/rt/xalan.jar </text:p>
      <text:p text:style-name="P1">idea-IU-139.1117.1/plugins/xslt-debugger/lib/rt/xslt-debugger-engine-impl.jar </text:p>
      <text:p text:style-name="P1"><text:soft-page-break/>idea-IU-139.1117.1/plugins/xslt-debugger/lib/xslt-debugger-engine.jar </text:p>
      <text:p text:style-name="P1">idea-IU-139.1117.1/plugins/xslt-debugger/lib/xslt-debugger.jar </text:p>
      <text:p text:style-name="P1">idea-IU-139.1117.1/plugins/yaml/lib/resources_en.jar </text:p>
      <text:p text:style-name="P1">idea-IU-139.1117.1/plugins/yaml/lib/yaml.jar </text:p>
      <text:p text:style-name="P1">idea-IU-139.1117.1/plugins/zkm/lib/resources_en.jar </text:p>
      <text:p text:style-name="P1">idea-IU-139.1117.1/plugins/zkm/lib/zkm.jar </text:p>
      <text:p text:style-name="P1">idea-IU-139.1117.1/bin/fsnotifier </text:p>
      <text:p text:style-name="P1">idea-IU-139.1117.1/bin/fsnotifier64 </text:p>
      <text:p text:style-name="P1">idea-IU-139.1117.1/bin/idea.sh </text:p>
      <text:p text:style-name="P1">idea-IU-139.1117.1/bin/inspect.sh </text:p>
      <text:p text:style-name="P1">iguana@iguana-S400CA:/opt$ ls </text:p>
      <text:p text:style-name="P1">idea-IU-139.1117.1 <text:s/>ideaIU-14.0.3.tar.gz </text:p>
      <text:p text:style-name="P1">iguana@iguana-S400CA:/opt$ cd idea-IU-139.1117.1/ </text:p>
      <text:p text:style-name="P1">iguana@iguana-S400CA:/opt/idea-IU-139.1117.1$ ls </text:p>
      <text:p text:style-name="P1">bin <text:s/>build.txt <text:s/>help <text:s/>Install-Linux-tar.txt <text:s/>lib <text:s/>license <text:s/>plugins <text:s/>redist </text:p>
      <text:p text:style-name="P1">iguana@iguana-S400CA:/opt/idea-IU-139.1117.1$ cd bin/ </text:p>
      <text:p text:style-name="P1">iguana@iguana-S400CA:/opt/idea-IU-139.1117.1/bin$ ls </text:p>
      <text:p text:style-name="P1">appletviewer.policy <text:s/>idea.properties <text:s text:c="2"/>libbreakgen.so </text:p>
      <text:p text:style-name="P1">fsnotifier <text:s text:c="10"/>idea.sh <text:s text:c="10"/>libyjpagent-linux64.so </text:p>
      <text:p text:style-name="P1">fsnotifier64 <text:s text:c="8"/>idea.vmoptions <text:s text:c="3"/>libyjpagent-linux.so </text:p>
      <text:p text:style-name="P1">idea64.vmoptions <text:s text:c="4"/>inspect.sh <text:s text:c="7"/>log.xml </text:p>
      <text:p text:style-name="P1">idea.png <text:s text:c="12"/>libbreakgen64.so </text:p>
      <text:p text:style-name="P1">iguana@iguana-S400CA:/opt/idea-IU-139.1117.1/bin$ ./idea.sh </text:p>
      <text:p text:style-name="P1">iguana@iguana-S400CA:/opt/idea-IU-139.1117.1/bin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34:50.576968788</meta:creation-date>
    <dc:date>2015-03-20T13:14:43.616009398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4" meta:paragraph-count="504" meta:word-count="769" meta:character-count="39722" meta:non-whitespace-character-count="36299"/>
  </office:meta>
</office:document-meta>
</file>